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7c440" officeooo:paragraph-rsid="0007c440" style:font-size-asian="18pt" style:font-size-complex="18pt"/>
    </style:style>
    <style:style style:name="P2" style:family="paragraph" style:parent-style-name="Standard" style:list-style-name="L1">
      <style:text-properties fo:font-size="18pt" officeooo:rsid="0007c440" officeooo:paragraph-rsid="0007c440" style:font-size-asian="18pt" style:font-size-complex="18pt"/>
    </style:style>
    <style:style style:name="P3" style:family="paragraph" style:parent-style-name="Standard">
      <style:paragraph-properties fo:text-align="justify" style:justify-single-word="false"/>
      <style:text-properties fo:font-size="18pt" officeooo:rsid="0009cd76" officeooo:paragraph-rsid="0009cd76" style:font-size-asian="15.75pt" style:font-size-complex="18pt"/>
    </style:style>
    <style:style style:name="P4" style:family="paragraph" style:parent-style-name="Standard" style:list-style-name="L1">
      <style:text-properties fo:font-size="16pt" officeooo:rsid="0007c440" officeooo:paragraph-rsid="0007c440" style:font-size-asian="14pt" style:font-size-complex="16pt"/>
    </style:style>
    <style:style style:name="P5" style:family="paragraph" style:parent-style-name="Standard" style:list-style-name="L1">
      <style:text-properties fo:font-size="16pt" officeooo:rsid="00080f62" officeooo:paragraph-rsid="00080f62" style:font-size-asian="14pt" style:font-size-complex="16pt"/>
    </style:style>
    <style:style style:name="P6" style:family="paragraph" style:parent-style-name="Standard" style:list-style-name="L1">
      <style:text-properties fo:font-size="16pt" officeooo:rsid="00084304" officeooo:paragraph-rsid="00084304" style:font-size-asian="14pt" style:font-size-complex="16pt"/>
    </style:style>
    <style:style style:name="P7" style:family="paragraph" style:parent-style-name="Standard">
      <style:paragraph-properties fo:text-align="justify" style:justify-single-word="false"/>
      <style:text-properties fo:font-size="16pt" officeooo:rsid="0009cd76" officeooo:paragraph-rsid="0009cd76" style:font-size-asian="14pt" style:font-size-complex="16pt"/>
    </style:style>
    <style:style style:name="P8" style:family="paragraph" style:parent-style-name="Standard" style:list-style-name="L1">
      <style:text-properties fo:font-size="14pt" officeooo:rsid="0007c440" officeooo:paragraph-rsid="0007c440" style:font-size-asian="12.25pt" style:font-size-complex="14pt"/>
    </style:style>
    <style:style style:name="P9" style:family="paragraph" style:parent-style-name="Standard" style:list-style-name="L1">
      <style:text-properties fo:font-size="14pt" officeooo:rsid="00080f62" officeooo:paragraph-rsid="00080f62" style:font-size-asian="12.25pt" style:font-size-complex="14pt"/>
    </style:style>
    <style:style style:name="P10" style:family="paragraph" style:parent-style-name="Standard" style:list-style-name="L1">
      <style:text-properties fo:font-size="14pt" officeooo:rsid="00084304" officeooo:paragraph-rsid="00084304" style:font-size-asian="12.25pt" style:font-size-complex="14pt"/>
    </style:style>
    <style:style style:name="P11" style:family="paragraph" style:parent-style-name="Standard">
      <style:text-properties fo:font-size="14pt" officeooo:rsid="0009cd76" officeooo:paragraph-rsid="0007c440" style:font-size-asian="12.25pt" style:font-size-complex="14pt"/>
    </style:style>
    <style:style style:name="P12" style:family="paragraph" style:parent-style-name="Standard" style:list-style-name="L1">
      <style:text-properties officeooo:paragraph-rsid="00080f62"/>
    </style:style>
    <style:style style:name="P13" style:family="paragraph" style:parent-style-name="Standard">
      <style:paragraph-properties fo:text-align="justify" style:justify-single-word="false"/>
      <style:text-properties fo:font-size="11pt" officeooo:rsid="000b8261" officeooo:paragraph-rsid="001056fe" style:font-size-asian="9.60000038146973pt" style:font-size-complex="11pt"/>
    </style:style>
    <style:style style:name="P14" style:family="paragraph" style:parent-style-name="Standard">
      <style:paragraph-properties fo:text-align="center" style:justify-single-word="false"/>
      <style:text-properties fo:font-size="11pt" officeooo:rsid="000c5e8c" officeooo:paragraph-rsid="000c5e8c" style:font-size-asian="9.60000038146973pt" style:font-size-complex="11pt"/>
    </style:style>
    <style:style style:name="P15" style:family="paragraph" style:parent-style-name="Standard">
      <style:paragraph-properties fo:text-align="justify" style:justify-single-word="false"/>
      <style:text-properties fo:font-size="11pt" officeooo:rsid="000c5e8c" officeooo:paragraph-rsid="001056fe" style:font-size-asian="9.60000038146973pt" style:font-size-complex="11pt"/>
    </style:style>
    <style:style style:name="P16" style:family="paragraph" style:parent-style-name="Standard">
      <style:paragraph-properties fo:text-align="justify" style:justify-single-word="false"/>
      <style:text-properties fo:font-size="11pt" officeooo:rsid="000c5e8c" officeooo:paragraph-rsid="000c5e8c" style:font-size-asian="9.60000038146973pt" style:font-size-complex="11pt"/>
    </style:style>
    <style:style style:name="P17" style:family="paragraph" style:parent-style-name="Standard">
      <style:paragraph-properties fo:text-align="justify" style:justify-single-word="false"/>
      <style:text-properties fo:font-size="11pt" officeooo:rsid="000c5e8c" officeooo:paragraph-rsid="000f1071" style:font-size-asian="9.60000038146973pt" style:font-size-complex="11pt"/>
    </style:style>
    <style:style style:name="T1" style:family="text">
      <style:text-properties fo:font-size="14pt" officeooo:rsid="00080f62" style:font-size-asian="12.25pt" style:font-size-complex="14pt"/>
    </style:style>
    <style:style style:name="T2" style:family="text">
      <style:text-properties fo:font-size="14pt" officeooo:rsid="0008e611" style:font-size-asian="12.25pt" style:font-size-complex="14pt"/>
    </style:style>
    <style:style style:name="T3" style:family="text">
      <style:text-properties officeooo:rsid="000c5e8c"/>
    </style:style>
    <style:style style:name="T4" style:family="text">
      <style:text-properties officeooo:rsid="000e2cb3"/>
    </style:style>
    <style:style style:name="T5" style:family="text">
      <style:text-properties officeooo:rsid="000f1071"/>
    </style:style>
    <style:style style:name="T6" style:family="text">
      <style:text-properties style:font-name="Liberation Serif" fo:letter-spacing="normal" fo:font-weight="normal" style:font-size-asian="11pt" loext:padding="0cm" loext:border="none"/>
    </style:style>
    <style:style style:name="T7" style:family="text">
      <style:text-properties style:font-name="Liberation Serif" fo:letter-spacing="normal" fo:font-style="normal" fo:font-weight="normal" officeooo:rsid="000f1071" style:font-size-asian="11pt" style:font-style-asian="normal" style:font-style-complex="normal" loext:padding="0cm" loext:border="none"/>
    </style:style>
    <style:style style:name="T8" style:family="text">
      <style:text-properties style:font-name="Liberation Serif" fo:letter-spacing="normal" fo:font-style="normal" fo:font-weight="normal" officeooo:rsid="000f3742" style:font-size-asian="11pt" style:font-style-asian="normal" style:font-style-complex="normal" loext:padding="0cm" loext:border="none"/>
    </style:style>
    <style:style style:name="T9" style:family="text">
      <style:text-properties style:font-name="Liberation Serif" fo:letter-spacing="normal" fo:font-style="normal" fo:font-weight="normal" officeooo:rsid="001056fe" style:font-size-asian="11pt" style:font-style-asian="normal" style:font-style-complex="normal" loext:padding="0cm" loext: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twicklung eines Lasertriangulationssensor zur Oberflächen-Rekonstruktion mit ROS2</text:p>
      <text:p text:style-name="P1"/>
      <text:list xml:id="list1608856188" text:style-name="L1">
        <text:list-item>
          <text:p text:style-name="P2">Einleitung</text:p>
          <text:list>
            <text:list-item>
              <text:p text:style-name="P4">Aufgabe</text:p>
            </text:list-item>
            <text:list-item>
              <text:p text:style-name="P4">Nutzen</text:p>
            </text:list-item>
            <text:list-item>
              <text:p text:style-name="P4">State of the Art</text:p>
            </text:list-item>
            <text:list-item>
              <text:p text:style-name="P4">Kriterien</text:p>
            </text:list-item>
            <text:list-item>
              <text:p text:style-name="P4">Lösungsansatz</text:p>
            </text:list-item>
          </text:list>
        </text:list-item>
        <text:list-item>
          <text:p text:style-name="P2">Hauptteil</text:p>
          <text:list>
            <text:list-item>
              <text:p text:style-name="P4">Grundlegender Aufbau</text:p>
            </text:list-item>
            <text:list-item>
              <text:p text:style-name="P4">Mathematische Grundlage</text:p>
            </text:list-item>
            <text:list-item>
              <text:p text:style-name="P4">Bildverarbeitung</text:p>
            </text:list-item>
            <text:list-item>
              <text:p text:style-name="P4">Kalibrierung</text:p>
              <text:list>
                <text:list-item>
                  <text:p text:style-name="P8">Intrinsische</text:p>
                </text:list-item>
                <text:list-item>
                  <text:p text:style-name="P8">Extrinsische</text:p>
                </text:list-item>
              </text:list>
            </text:list-item>
            <text:list-item>
              <text:p text:style-name="P4">Aufbau/Hardware</text:p>
            </text:list-item>
            <text:list-item>
              <text:p text:style-name="P4">Aufbau/Software</text:p>
              <text:list>
                <text:list-item>
                  <text:p text:style-name="P12"><text:span text:style-name="T1">Python (</text:span><text:span text:style-name="T2">Bibliothek</text:span><text:span text:style-name="T1">)</text:span></text:p>
                </text:list-item>
                <text:list-item>
                  <text:p text:style-name="P9">ROS2</text:p>
                </text:list-item>
              </text:list>
            </text:list-item>
            <text:list-item>
              <text:p text:style-name="P5">Qualitative Ergebnisse</text:p>
            </text:list-item>
            <text:list-item>
              <text:p text:style-name="P5">Evaluation</text:p>
              <text:list>
                <text:list-item>
                  <text:p text:style-name="P10">Testen von Genauigkeit</text:p>
                </text:list-item>
                <text:list-item>
                  <text:p text:style-name="P10">Fehler</text:p>
                </text:list-item>
                <text:list-item>
                  <text:p text:style-name="P10">Probleme und Schwierigkeiten</text:p>
                </text:list-item>
              </text:list>
            </text:list-item>
          </text:list>
        </text:list-item>
        <text:list-item>
          <text:p text:style-name="P2">Fazit</text:p>
          <text:list>
            <text:list-item>
              <text:p text:style-name="P6">Zusammenfassung</text:p>
            </text:list-item>
          </text:list>
        </text:list-item>
        <text:list-item>
          <text:p text:style-name="P2">Ausblick</text:p>
          <text:list>
            <text:list-item>
              <text:p text:style-name="P6">Erweiterung</text:p>
            </text:list-item>
            <text:list-item>
              <text:p text:style-name="P6">Anpassungen</text:p>
            </text:list-item>
          </text:list>
        </text:list-item>
      </text:list>
      <text:p text:style-name="P1"/>
      <text:p text:style-name="P1"/>
      <text:p text:style-name="P1"/>
      <text:p text:style-name="P1"/>
      <text:p text:style-name="P1"/>
      <text:p text:style-name="P1"/>
      <text:p text:style-name="P11"/>
      <text:p text:style-name="P11"/>
      <text:p text:style-name="P11"/>
      <text:p text:style-name="P3"><text:soft-page-break/>1. Einleitung</text:p>
      <text:p text:style-name="P3"/>
      <text:p text:style-name="P13"><text:span text:style-name="T3">Diese Arbeit beschäftigt sich </text:span><text:span text:style-name="T4">mit der Dokumentation und Evaluation eines i</text:span>m Rahmen meiner Praktikumsphase an der Technischen Hochschule Mittelhessen <text:span text:style-name="T4">entwickelten</text:span> <text:span text:style-name="T4">Lasertriangulationssensor. </text:span><text:span text:style-name="T5">Die Grundsätzliche Aufgabe und Motivation entstand durch ein Projekt in Zusammenarbeit mit der Firma RINNTECH.</text:span> <text:span text:style-name="T3">Ziel dieser Arbeit ist es, die Funktionalität und Architektur dieses Sensors zu erklären. Ebfalls soll der Sensor evaluiert und auf bestimme Aspekte mit dem aktuellen Stand der Technik im Bereich der 3D-Kameras <text:s/>bzw. RGB-D Kameras verglichen werden. </text:span></text:p>
      <text:p text:style-name="P15">Sinn und Zweck eines Lasertriangulationssensor ist es eine Oberfläche zu rekonstruieren und dabei nicht nur die Tiefen-Informationen sondern auch die Farbinformationen gemeinsam aufzunehmen. Als Verfahren wird, wie im Name genannt, die Lasertriangulation verwendet.</text:p>
      <text:p text:style-name="P15"/>
      <text:p text:style-name="P7">1.1 Aufgabe / Motivation</text:p>
      <text:p text:style-name="P7"/>
      <text:p text:style-name="P16"><text:s/><text:span text:style-name="T5">Das zugrundeliegende Projekt mit dem Titel</text:span></text:p>
      <text:p text:style-name="P16"/>
      <text:p text:style-name="P14"><text:span text:style-name="Emphasis"><text:span text:style-name="T6">"Entwicklung einer Messmethodik zur Ermöglichung einer schnellen Bestimmung von Holzart und -herkunft anhand von Jahrring- und Farbanalyse. Entwicklung der Messwerterfassung und -auswertung der neuen Messmethodik"</text:span></text:span></text:p>
      <text:p text:style-name="P16"><text:span text:style-name="Emphasis"><text:span text:style-name="T6"/></text:span></text:p>
      <text:p text:style-name="P17"><text:span text:style-name="Emphasis"><text:span text:style-name="T7">beschäftigt sich mit einer Methode zur Analyse Holzstücken, genauer eine Analyse der Jahrringe auf dem Holz. Das Projekt läuft in Zusammenarbeit mit RINNTECH – „Technik zur Prüfung von Bäumen und Hölzern“. Ausschlaggebend dabei ist, dass hochaufgelöste Bilder von der Oberfläche des Holzes von einem Roboterarm aufgenommen werden müssen. Hier wird eine Kamera eingesetzt, die von dem Roboterarm nah an das Holz heran geführt werden muss. Die Pfade, die </text:span></text:span><text:span text:style-name="Emphasis"><text:span text:style-name="T8">der Roboter dementsprechend abfahren muss, müssen als mit hinreichender Genauigkeit errechnet werden. Dazu sind die Tiefeninformationen des Holzes unverzichtbar. Anhand einer rekonstruierten Oberfläche können die entsprechenden Pfade für den Roboter ohne Probleme </text:span></text:span><text:span text:style-name="Emphasis"><text:span text:style-name="T9">errechnet werden. Also ist initial ein 3D-Scan nötig. Dieser Scan kann von einem Lasertriangulationssensor bereitgestellt werden.</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2T14:40:24.467240887</meta:creation-date>
    <dc:date>2022-03-02T18:00:22.127488012</dc:date>
    <meta:editing-duration>PT7M45S</meta:editing-duration>
    <meta:editing-cycles>2</meta:editing-cycles>
    <meta:generator>LibreOffice/6.4.7.2$Linux_X86_64 LibreOffice_project/40$Build-2</meta:generator>
    <meta:document-statistic meta:table-count="0" meta:image-count="0" meta:object-count="0" meta:page-count="2" meta:paragraph-count="35" meta:word-count="330" meta:character-count="2447" meta:non-whitespace-character-count="2175"/>
  </office:meta>
</office:document-meta>
</file>